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td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r?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frequ?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?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3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arse Randomisation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edium Randomisation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ne randomisation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 (not yet implemented)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8:37:23.210091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17T19:00:10.357898674</dc:date>
    <meta:editing-duration>PT9H51M58S</meta:editing-duration>
    <meta:editing-cycles>44</meta:editing-cycles>
    <meta:generator>LibreOffice/5.1.3.2$Linux_X86_64 LibreOffice_project/10m0$Build-2</meta:generator>
    <meta:document-statistic meta:table-count="1" meta:cell-count="1909" meta:object-count="0"/>
  </office:meta>
</office:document-meta>
</file>